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1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9" office:value-type="string" calcext:value-type="string">
            <text:p>Anakeen\Pu\SmartStructures\WTestBadImp11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9:23.883305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43:35.785447278</dc:date>
    <dc:creator>Eric Brison</dc:creator>
    <meta:generator>LibreOffice/5.4.5.1$Linux_X86_64 LibreOffice_project/40m0$Build-1</meta:generator>
    <meta:editing-duration>P2DT10H45M27S</meta:editing-duration>
    <meta:editing-cycles>56</meta:editing-cycles>
    <meta:document-statistic meta:table-count="1" meta:cell-count="31" meta:object-count="0"/>
  </office:meta>
</office:document-meta>
</file>